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67600000FBC00000FBCF8516CA5F1301105.svg" manifest:media-type="image/svg+xml"/>
  <manifest:file-entry manifest:full-path="Pictures/1000067600000FBC00000FBC98590A64A3349CCB.svg" manifest:media-type="image/svg+xml"/>
  <manifest:file-entry manifest:full-path="Pictures/1000067600000FBC00000FBC33BF0A5621870FEA.svg" manifest:media-type="image/svg+xml"/>
  <manifest:file-entry manifest:full-path="Pictures/1000067600000FBC00000FBC66FC39E33DEC7E49.svg" manifest:media-type="image/svg+xml"/>
  <manifest:file-entry manifest:full-path="Pictures/100002010000009800000098B4F080FC5223C196.png" manifest:media-type="image/png"/>
  <manifest:file-entry manifest:full-path="Pictures/1000067600000FBC00000FBC1A23B78A51572117.svg" manifest:media-type="image/svg+xml"/>
  <manifest:file-entry manifest:full-path="Pictures/10000201000000980000009833F0503E4636BDB5.png" manifest:media-type="image/png"/>
  <manifest:file-entry manifest:full-path="Pictures/1000020100000098000000984C071CC00A66956E.png" manifest:media-type="image/png"/>
  <manifest:file-entry manifest:full-path="Pictures/10000201000000980000009876B4F4EBFEFB1638.png" manifest:media-type="image/png"/>
  <manifest:file-entry manifest:full-path="Pictures/1000067600000FBC00000FBCF554F52E00F4BBA6.svg" manifest:media-type="image/svg+xml"/>
  <manifest:file-entry manifest:full-path="Pictures/100002010000009800000098A943B5C1E11A405F.png" manifest:media-type="image/png"/>
  <manifest:file-entry manifest:full-path="Pictures/100002010000009800000098B07F44A89D2D67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34mm" svg:width="40.29mm" svg:height="40.29mm" draw:z-index="0"><draw:image xlink:href="Pictures/1000067600000FBC00000FBC66FC39E33DEC7E49.svg" xlink:type="simple" xlink:show="embed" xlink:actuate="onLoad"/><draw:image xlink:href="Pictures/100002010000009800000098B4F080FC5223C196.png" xlink:type="simple" xlink:show="embed" xlink:actuate="onLoad"/></draw:frame><draw:frame draw:style-name="fr2" draw:name="Image3" text:anchor-type="paragraph" svg:x="80.87mm" svg:y="0mm" svg:width="40.29mm" svg:height="40.29mm" draw:z-index="1"><draw:image xlink:href="Pictures/1000067600000FBC00000FBC98590A64A3349CCB.svg" xlink:type="simple" xlink:show="embed" xlink:actuate="onLoad"/><draw:image xlink:href="Pictures/100002010000009800000098A943B5C1E11A405F.png" xlink:type="simple" xlink:show="embed" xlink:actuate="onLoad"/></draw:frame><draw:frame draw:style-name="fr2" draw:name="Image4" text:anchor-type="paragraph" svg:x="0.34mm" svg:y="40.27mm" svg:width="40.29mm" svg:height="40.29mm" draw:z-index="2"><draw:image xlink:href="Pictures/1000067600000FBC00000FBC1A23B78A51572117.svg" xlink:type="simple" xlink:show="embed" xlink:actuate="onLoad"/><draw:image xlink:href="Pictures/1000020100000098000000984C071CC00A66956E.png" xlink:type="simple" xlink:show="embed" xlink:actuate="onLoad"/></draw:frame><draw:frame draw:style-name="fr3" draw:name="Image6" text:anchor-type="paragraph" svg:x="80.87mm" svg:y="40.27mm" svg:width="40.29mm" svg:height="40.29mm" draw:z-index="3"><draw:image xlink:href="Pictures/1000067600000FBC00000FBCF554F52E00F4BBA6.svg" xlink:type="simple" xlink:show="embed" xlink:actuate="onLoad"/><draw:image xlink:href="Pictures/10000201000000980000009876B4F4EBFEFB1638.png" xlink:type="simple" xlink:show="embed" xlink:actuate="onLoad"/></draw:frame><draw:frame draw:style-name="fr2" draw:name="Image7" text:anchor-type="paragraph" svg:x="-1.04mm" svg:y="104.67mm" svg:width="60.27mm" svg:height="60.27mm" draw:z-index="4"><draw:image xlink:href="Pictures/1000067600000FBC00000FBC66FC39E33DEC7E49.svg" xlink:type="simple" xlink:show="embed" xlink:actuate="onLoad"/><draw:image xlink:href="Pictures/100002010000009800000098B4F080FC5223C196.png" xlink:type="simple" xlink:show="embed" xlink:actuate="onLoad"/></draw:frame><draw:frame draw:style-name="fr2" draw:name="Image2" text:anchor-type="paragraph" svg:x="40.6mm" svg:y="0mm" svg:width="40.29mm" svg:height="40.29mm" draw:z-index="5"><draw:image xlink:href="Pictures/1000067600000FBC00000FBC33BF0A5621870FEA.svg" xlink:type="simple" xlink:show="embed" xlink:actuate="onLoad"/><draw:image xlink:href="Pictures/100002010000009800000098B07F44A89D2D6743.png" xlink:type="simple" xlink:show="embed" xlink:actuate="onLoad"/></draw:frame><draw:frame draw:style-name="fr2" draw:name="Image8" text:anchor-type="paragraph" svg:x="59.21mm" svg:y="104.67mm" svg:width="60.27mm" svg:height="60.27mm" draw:z-index="6"><draw:image xlink:href="Pictures/1000067600000FBC00000FBC33BF0A5621870FEA.svg" xlink:type="simple" xlink:show="embed" xlink:actuate="onLoad"/><draw:image xlink:href="Pictures/100002010000009800000098B07F44A89D2D6743.png" xlink:type="simple" xlink:show="embed" xlink:actuate="onLoad"/></draw:frame><draw:frame draw:style-name="fr2" draw:name="Image9" text:anchor-type="paragraph" svg:x="119.47mm" svg:y="104.67mm" svg:width="60.27mm" svg:height="60.27mm" draw:z-index="7"><draw:image xlink:href="Pictures/1000067600000FBC00000FBC98590A64A3349CCB.svg" xlink:type="simple" xlink:show="embed" xlink:actuate="onLoad"/><draw:image xlink:href="Pictures/100002010000009800000098A943B5C1E11A405F.png" xlink:type="simple" xlink:show="embed" xlink:actuate="onLoad"/></draw:frame><draw:frame draw:style-name="fr2" draw:name="Image10" text:anchor-type="paragraph" svg:x="-1.04mm" svg:y="164.92mm" svg:width="60.27mm" svg:height="60.27mm" draw:z-index="8"><draw:image xlink:href="Pictures/1000067600000FBC00000FBC1A23B78A51572117.svg" xlink:type="simple" xlink:show="embed" xlink:actuate="onLoad"/><draw:image xlink:href="Pictures/1000020100000098000000984C071CC00A66956E.png" xlink:type="simple" xlink:show="embed" xlink:actuate="onLoad"/></draw:frame><draw:frame draw:style-name="fr2" draw:name="Image5" text:anchor-type="paragraph" svg:x="40.6mm" svg:y="40.27mm" svg:width="40.29mm" svg:height="40.29mm" draw:z-index="9"><draw:image xlink:href="Pictures/1000067600000FBC00000FBCF8516CA5F1301105.svg" xlink:type="simple" xlink:show="embed" xlink:actuate="onLoad"/><draw:image xlink:href="Pictures/10000201000000980000009833F0503E4636BDB5.png" xlink:type="simple" xlink:show="embed" xlink:actuate="onLoad"/></draw:frame><draw:frame draw:style-name="fr2" draw:name="Image11" text:anchor-type="paragraph" svg:x="59.21mm" svg:y="164.92mm" svg:width="60.27mm" svg:height="60.27mm" draw:z-index="10"><draw:image xlink:href="Pictures/1000067600000FBC00000FBCF8516CA5F1301105.svg" xlink:type="simple" xlink:show="embed" xlink:actuate="onLoad"/><draw:image xlink:href="Pictures/10000201000000980000009833F0503E4636BDB5.png" xlink:type="simple" xlink:show="embed" xlink:actuate="onLoad"/></draw:frame><draw:frame draw:style-name="fr3" draw:name="Image12" text:anchor-type="paragraph" svg:x="119.47mm" svg:y="164.92mm" svg:width="60.27mm" svg:height="60.27mm" draw:z-index="11"><draw:image xlink:href="Pictures/1000067600000FBC00000FBCF554F52E00F4BBA6.svg" xlink:type="simple" xlink:show="embed" xlink:actuate="onLoad"/><draw:image xlink:href="Pictures/10000201000000980000009876B4F4EBFEFB163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21:08:04.594652250</meta:creation-date>
    <dc:date>2019-03-03T21:16:17.449271171</dc:date>
    <meta:editing-duration>PT8M13S</meta:editing-duration>
    <meta:editing-cycles>1</meta:editing-cycles>
    <meta:document-statistic meta:table-count="0" meta:image-count="12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